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81ee3" officeooo:paragraph-rsid="00181ee3"/>
    </style:style>
    <style:style style:name="T1" style:family="text">
      <style:text-properties officeooo:rsid="001976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is paper shows us how important the Star user interface was when computers were beginning to spread to work offices and homes. As the paper says, it was important not only for people to be able to buy them, but to also use them and this is what the Star user interface accomplished by associating it with a work desk. Having to just move a file to the out-basket or the printer icon for sending emails or printing documents is extremely straightforward and just like you would do in real life so it is obvious why there was such success. The idea of consistency is also a very important point as our brains get used to doing a certain activity and then suddenly changing it (for example which button does what) can easily cause mistakes. Of course, it is not easy to stay consistent as the example of what to do with the file for printing shows(again, the solution that was chosen was the most logical one). <text:s/>It is easy to see that what we now know as a desktop would not have existed if not for the Star user interface. </text:p>
      <text:p text:style-name="P1"><text:tab/><text:span text:style-name="T1">In conclusion, I would say that the main points from this paper for user experience are that it cannot be perfect but testing it with as many people as possible can help please as many people as possible. Another help for it would be the possibility for people to change what they see based on their likings and what they would use, even though this might not always be possi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oyan Babalev</meta:initial-creator>
    <meta:creation-date>2018-10-08T18:27:33.859622524</meta:creation-date>
    <dc:date>2018-10-08T18:47:42.940176758</dc:date>
    <dc:creator>Stoyan Babalev</dc:creator>
    <meta:editing-duration>PT4M59S</meta:editing-duration>
    <meta:editing-cycles>1</meta:editing-cycles>
    <meta:document-statistic meta:table-count="0" meta:image-count="0" meta:object-count="0" meta:page-count="1" meta:paragraph-count="2" meta:word-count="261" meta:character-count="1405" meta:non-whitespace-character-count="1141"/>
    <meta:generator>LibreOffice/5.0.6.2$Linux_X86_64 LibreOffice_project/00$Build-2</meta:generator>
  </office:meta>
</office:document-meta>
</file>